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Company profile information</text:p>
      <text:list text:style-name="LFO1" text:continue-numbering="true">
        <text:list-item>
          <text:p text:style-name="P2">Company<text:s/>name</text:p>
        </text:list-item>
        <text:list-item>
          <text:p text:style-name="P3">Type of organization: Company, Cooperative, Association</text:p>
        </text:list-item>
        <text:list-item>
          <text:p text:style-name="P4">Trade license registration/Certificate of incorporation/Articles of Association (as appropriate)</text:p>
        </text:list-item>
        <text:list-item>
          <text:p text:style-name="P5">Tin/VAT Registration</text:p>
        </text:list-item>
        <text:list-item>
          <text:p text:style-name="P6">Legal representative/Managing director<text:s/></text:p>
        </text:list-item>
        <text:list-item>
          <text:p text:style-name="P7">Location: City, district, sector, cell, village</text:p>
        </text:list-item>
        <text:list-item>
          <text:p text:style-name="P8">Bank Account number<text:s/>and official name associated with Bank account</text:p>
        </text:list-item>
        <text:list-item>
          <text:p text:style-name="P9">Area of activities (as per authorised registration)/Domain:</text:p>
        </text:list-item>
      </text:list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/>
    <meta:creation-date>2019-03-26T12:51:00Z</meta:creation-date>
    <meta:template xlink:href="Normal" xlink:type="simple"/>
    <meta:editing-cycles>1</meta:editing-cycles>
    <meta:editing-duration>PT1980S</meta:editing-duration>
    <meta:document-statistic meta:page-count="1" meta:paragraph-count="1" meta:word-count="64" meta:character-count="430" meta:row-count="3" meta:non-whitespace-character-count="367"/>
  </office:meta>
</office:document-meta>
</file>